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3.395cm"/>
    </style:style>
    <style:style style:name="Table1.D" style:family="table-column">
      <style:table-column-properties style:column-width="0.533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5.203cm"/>
    </style:style>
    <style:style style:name="Tabla6.B" style:family="table-column">
      <style:table-column-properties style:column-width="3.314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6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8pt" officeooo:paragraph-rsid="0033811b" style:font-size-asian="8pt" style:font-size-complex="8pt"/>
    </style:style>
    <style:style style:name="P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6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8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19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0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2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3" style:family="paragraph" style:parent-style-name="Standard">
      <style:paragraph-properties fo:break-before="page"/>
      <style:text-properties style:font-name="Arial" officeooo:paragraph-rsid="0054123e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Table_20_Heading">
      <style:text-properties style:font-name="Arial"/>
    </style:style>
    <style:style style:name="P26" style:family="paragraph" style:parent-style-name="Table_20_Heading">
      <style:text-properties style:font-name="Arial" fo:font-size="10pt" style:font-size-asian="10pt" style:font-size-complex="10pt"/>
    </style:style>
    <style:style style:name="P27" style:family="paragraph" style:parent-style-name="Table_20_Heading">
      <style:text-properties style:font-name="Arial" fo:font-size="9pt" style:font-size-asian="9pt" style:font-size-complex="9pt"/>
    </style:style>
    <style:style style:name="P28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text-properties style:font-name="Arial"/>
    </style:style>
    <style:style style:name="P30" style:family="paragraph" style:parent-style-name="Table_20_Contents">
      <style:paragraph-properties fo:text-align="end" style:justify-single-word="false"/>
      <style:text-properties style:font-name="Arial"/>
    </style:style>
    <style:style style:name="P31" style:family="paragraph" style:parent-style-name="Table_20_Contents"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5" style:family="paragraph" style:parent-style-name="Table_20_Contents">
      <style:text-properties style:font-name="Arial" fo:font-size="8pt" officeooo:paragraph-rsid="0031af62" style:font-size-asian="8pt" style:font-size-complex="8pt"/>
    </style:style>
    <style:style style:name="P36" style:family="paragraph" style:parent-style-name="Table_20_Contents">
      <style:text-properties style:font-name="Arial" fo:font-size="8pt" officeooo:paragraph-rsid="0033a033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officeooo:paragraph-rsid="0039a281" style:font-size-asian="8pt" style:font-size-complex="8pt"/>
    </style:style>
    <style:style style:name="P38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1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2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3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6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02bb2bd"/>
    </style:style>
    <style:style style:name="P47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48" style:family="paragraph" style:parent-style-name="Heading">
      <style:paragraph-properties fo:line-height="100%" fo:text-align="center" style:justify-single-word="false"/>
      <style:text-properties style:font-name="Arial" fo:font-size="14pt" officeooo:paragraph-rsid="00574704" style:font-size-asian="14pt" style:font-size-complex="14pt"/>
    </style:style>
    <style:style style:name="P49" style:family="paragraph" style:parent-style-name="Heading">
      <style:paragraph-properties fo:line-height="100%" fo:text-align="center" style:justify-single-word="false"/>
      <style:text-properties style:font-name="Arial" fo:font-size="14pt" officeooo:paragraph-rsid="005a0f17" style:font-size-asian="14pt" style:font-size-complex="14pt"/>
    </style:style>
    <style:style style:name="P50" style:family="paragraph" style:parent-style-name="Header">
      <style:paragraph-properties fo:margin-left="1.251cm" fo:margin-right="0cm" fo:text-indent="0cm" style:auto-text-indent="false"/>
      <style:text-properties fo:font-size="11pt" officeooo:paragraph-rsid="005cfb82" style:font-size-asian="11pt" style:font-size-complex="11pt"/>
    </style:style>
    <style:style style:name="P51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52" style:family="paragraph" style:parent-style-name="Header">
      <style:paragraph-properties fo:margin-left="1.251cm" fo:margin-right="0cm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text-underline-style="none" style:font-size-asian="11pt" style:font-size-complex="11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15d5b" style:font-size-asian="10pt" style:font-size-complex="10pt"/>
    </style:style>
    <style:style style:name="T8" style:family="text">
      <style:text-properties style:font-name="Arial" fo:font-size="10pt" officeooo:rsid="005cfb82" style:font-size-asian="10pt" style:font-size-complex="10pt"/>
    </style:style>
    <style:style style:name="T9" style:family="text">
      <style:text-properties style:font-name="Arial" fo:font-size="10pt" officeooo:rsid="005db725" style:font-size-asian="10pt" style:font-size-complex="10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8pt" officeooo:rsid="00115d5b" style:font-size-asian="8pt" style:font-size-complex="8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4edc07"/>
    </style:style>
    <style:style style:name="T16" style:family="text"/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5">­</text:span><text:placeholder text:placeholder-type="text">&lt;for each="invoice in records"&gt;</text:placeholder></text:p>
      <text:p text:style-name="P14"><text:placeholder text:placeholder-type="text">&lt;set_lang(invoice.party.lang and invoice.party.lang.code or 'es')&gt;</text:placeholder><text:placeholder text:placeholder-type="text">&lt;invoice.set_lang(invoice.party.lang and invoice.party.lang.code or 'es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9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4"><text:span text:style-name="Line_20_numbering"><text:placeholder text:placeholder-type="text">&lt;if test="company.logo"&gt;</text:placeholder></text:span></text:p>
            <text:p text:style-name="P48"><draw:frame draw:style-name="fr1" draw:name="image: (str(company.logo), 'image/jpeg')" text:anchor-type="paragraph" svg:x="1.64cm" svg:y="-0.079cm" style:rel-width="60%" svg:height="1.709cm" draw:z-index="1"><draw:text-box fo:min-height="16%" fo:min-width="4.551cm"><text:p text:style-name="P44"/></draw:text-box></draw:frame></text:p>
            <text:p text:style-name="Text_20_body"><text:span text:style-name="Line_20_numbering"><text:placeholder text:placeholder-type="text">&lt;/if&gt;</text:placeholder></text:span></text:p>
            <text:p text:style-name="P49"><text:placeholder text:placeholder-type="text">&lt;company.party.full_name.upper()&gt;</text:placeholder></text:p>
            <text:p text:style-name="P40"><text:placeholder text:placeholder-type="text">&lt;if test="company.party.addresses"&gt;</text:placeholder></text:p>
            <text:p text:style-name="P43"><text:placeholder text:placeholder-type="text">&lt;for each="line in company.party.addresses[0].full_address.split('-')"&gt;</text:placeholder></text:p>
            <text:p text:style-name="P43"><text:placeholder text:placeholder-type="text">&lt;line&gt;</text:placeholder></text:p>
            <text:p text:style-name="P43"><text:placeholder text:placeholder-type="text">&lt;/for&gt;</text:placeholder></text:p>
            <text:p text:style-name="P10"><text:placeholder text:placeholder-type="text">&lt;/if&gt;</text:placeholder></text:p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1"><text:placeholder text:placeholder-type="text">&lt;tipo_comprobante&gt;</text:placeholder></text:p>
            <text:p text:style-name="P22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19"><text:placeholder text:placeholder-type="text">&lt;nombre_comprobante.upper()&gt;</text:placeholder></text:p>
            <text:p text:style-name="P20"><text:span text:style-name="T1">N°: </text:span><text:span text:style-name="T14"><text:placeholder text:placeholder-type="text">&lt;invoice.number and ' ' + invoice.number or ''&gt;</text:placeholder></text:span></text:p>
            <text:p text:style-name="P17"><text:span text:style-name="Line_20_numbering"><text:span text:style-name="T6"><text:placeholder text:placeholder-type="text">&lt;if test="invoice.invoice_date"&gt;</text:placeholder></text:span></text:span></text:p>
            <text:p text:style-name="P18"><text:span text:style-name="Line_20_numbering"><text:span text:style-name="T7">Fecha</text:span></text:span><text:span text:style-name="Line_20_numbering"><text:span text:style-name="T6">:</text:span></text:span><text:span text:style-name="Line_20_numbering"><text:span text:style-name="T6"><text:placeholder text:placeholder-type="text">&lt;format_date(invoice.invoice_date, invoice.party.lang)&gt;</text:placeholder></text:span></text:span></text:p>
            <text:p text:style-name="P17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invoice.company.party.vat_number"&gt;</text:placeholder></text:span></text:span></text:p>
            <text:p text:style-name="P16"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6"><text:placeholder text:placeholder-type="text">&lt;vat_number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iibb_type"&gt;</text:placeholder></text:span></text:span></text:p>
            <text:p text:style-name="P16"><text:span text:style-name="Line_20_numbering"><text:span text:style-name="T6">IIBB:</text:span></text:span><text:span text:style-name="Line_20_numbering"><text:span text:style-name="T6"><text:placeholder text:placeholder-type="text">&lt;iibb_type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company.party.start_activity_date"&gt;</text:placeholder></text:span></text:span></text:p>
            <text:p text:style-name="P16"><text:span text:style-name="Line_20_numbering"><text:span text:style-name="T6">Inicio de Actividad: </text:span></text:span><text:span text:style-name="Line_20_numbering"><text:span text:style-name="T6"><text:placeholder text:placeholder-type="text">&lt;format_date(company.party.start_activity_date, invoice.party.lang)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1">Sr.(s) <text:placeholder text:placeholder-type="text">&lt;invoice.party.full_name&gt;</text:placeholder> <text:s/></text:p>
            <text:p text:style-name="P42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IVA <text:placeholder text:placeholder-type="text">&lt;condicion_iva_cliente&gt;</text:placeholder></text:p>
          </table:table-cell>
          <table:table-cell table:style-name="Tabla4.B1" office:value-type="string">
            <text:p text:style-name="P51"><text:span text:style-name="Line_20_numbering"><text:span text:style-name="T6"><text:placeholder text:placeholder-type="text">&lt;if test="invoice.party.vat_number"&gt;</text:placeholder></text:span></text:span><text:span text:style-name="Line_20_numbering"><text:span text:style-name="T7">CUIT</text:span></text:span><text:span text:style-name="Line_20_numbering"><text:span text:style-name="T6">:</text:span></text:span><text:span text:style-name="Line_20_numbering"><text:span text:style-name="T10"><text:placeholder text:placeholder-type="text">&lt;vat_number_cliente&gt;</text:placeholder></text:span></text:span><text:span text:style-name="Line_20_numbering"><text:span text:style-name="T6"><text:placeholder text:placeholder-type="text">&lt;/if&gt;</text:placeholder></text:span></text:span><text:span text:style-name="Line_20_numbering"><text:span text:style-name="T6"><text:placeholder text:placeholder-type="text">&lt;if test="invoice.party.vat_number is None"&gt;</text:placeholder></text:span></text:span><text:span text:style-name="Line_20_numbering"><text:span text:style-name="T9">DNI</text:span></text:span><text:span text:style-name="Line_20_numbering"><text:span text:style-name="T6">: </text:span></text:span><text:span text:style-name="Line_20_numbering"><text:span text:style-name="T10"><text:placeholder text:placeholder-type="text">&lt;dni_number_cliente&gt;</text:placeholder></text:span></text:span><text:span text:style-name="Line_20_numbering"><text:span text:style-name="T6"><text:placeholder text:placeholder-type="text">&lt;/if&gt;</text:placeholder></text:span></text:span></text:p>
            <text:p text:style-name="P52"><text:span text:style-name="Line_20_numbering"><text:span text:style-name="T6"/></text:span></text:p>
            <text:p text:style-name="P51"><text:span text:style-name="Line_20_numbering"><text:span text:style-name="T5"/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pan text:style-name="Line_20_numbering"><text:span text:style-name="T10"><text:placeholder text:placeholder-type="text">&lt;if test="invoice.pyafipws_billing_start_date"&gt;</text:placeholder></text:span></text:span></text:p>
            <text:p text:style-name="P5"><text:span text:style-name="Line_20_numbering"><text:span text:style-name="T10">Periodo Facturado: </text:span></text:span><text:span text:style-name="Line_20_numbering"><text:span text:style-name="T10"><text:placeholder text:placeholder-type="text">&lt;format_date(invoice.pyafipws_billing_start_date, invoice.party.lang)&gt;</text:placeholder></text:span></text:span><text:span text:style-name="Line_20_numbering"><text:span text:style-name="T10"> </text:span></text:span><text:span text:style-name="Line_20_numbering"><text:span text:style-name="T10"><text:placeholder text:placeholder-type="text">&lt;format_date(invoice.pyafipws_billing_end_date, invoice.party.lang)&gt;</text:placeholder></text:span></text:span></text:p>
            <text:p text:style-name="P7"><text:span text:style-name="Line_20_numbering"><text:span text:style-name="T10"><text:placeholder text:placeholder-type="text">&lt;/if&gt;</text:placeholder></text:span></text:span></text:p>
            <text:p text:style-name="P7"><text:span text:style-name="Line_20_numbering"><text:span text:style-name="T10"><text:placeholder text:placeholder-type="text">&lt;if test="invoice.lines_to_pay"&gt;</text:placeholder></text:span></text:span></text:p>
            <text:p text:style-name="P5"><text:span text:style-name="T10">Fecha de Vencimiento Pago: </text:span><text:span text:style-name="Line_20_numbering"><text:span text:style-name="T10"><text:placeholder text:placeholder-type="text">&lt;format_date(invoice.lines_to_pay[0].maturity_date, invoice.party.lang)&gt;</text:placeholder></text:span></text:span></text:p>
            <text:p text:style-name="P8"><text:span text:style-name="Line_20_numbering"><text:span text:style-name="T10"><text:placeholder text:placeholder-type="text">&lt;/if&gt;</text:placeholder></text:span></text:span></text:p>
            <text:p text:style-name="P6"><text:span text:style-name="Line_20_numbering"/></text:p>
            <text:p text:style-name="P8"><text:span text:style-name="Line_20_numbering"><text:span text:style-name="T3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7">Description</text:p>
            </table:table-cell>
            <table:table-cell table:style-name="Table1.A1" office:value-type="string">
              <text:p text:style-name="P27">Quantity</text:p>
            </table:table-cell>
            <table:table-cell table:style-name="Table1.A1" office:value-type="string">
              <text:p text:style-name="P27">Unit Price</text:p>
            </table:table-cell>
            <table:table-cell table:style-name="Table1.D1" table:number-columns-spanned="2" office:value-type="string">
              <text:p text:style-name="P27">Amount</text:p>
            </table:table-cell>
            <table:covered-table-cell/>
          </table:table-row>
        </table:table-header-rows>
        <table:table-row>
          <table:table-cell table:style-name="Table1.A2" table:number-columns-spanned="5" office:value-type="string">
            <text:p text:style-name="P31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1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B5" office:value-type="string">
            <text:p text:style-name="P34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34"><text:placeholder text:placeholder-type="text">&lt;format_number(get_line_amount(line.unit_price, line.invoice_taxes), invoice.party.lang,  digits=line.__class__.unit_price.digits[1], monetary=invoice.currency)&gt;</text:placeholder></text:p>
          </table:table-cell>
          <table:table-cell table:style-name="Table1.D5" table:number-columns-spanned="2" office:value-type="string">
            <text:p text:style-name="P32"><text:placeholder text:placeholder-type="text">&lt;format_currency(get_line_amount(line.amount, line.invoice_taxes), invoice.party.lang, currency=invoice.currency)&gt;</text:placeholder></text:p>
          </table:table-cell>
          <table:covered-table-cell/>
        </table:table-row>
        <text:soft-page-break/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4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1"><text:placeholder text:placeholder-type="text">&lt;for each="line in line.description.split('\n')"&gt;</text:placeholder></text:p>
            <text:p text:style-name="P38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header-rows>
                <table:table-row>
                  <table:table-cell table:style-name="Tabla6.A1" table:number-columns-spanned="2" office:value-type="string">
                    <text:p text:style-name="P25"><text:span text:style-name="Line_20_numbering"><text:span text:style-name="T13"/></text:span></text:p>
                  </table:table-cell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7">Tax</text:p>
                </table:table-cell>
                <table:table-cell table:style-name="Tabla6.B2" office:value-type="string">
                  <text:p text:style-name="P47">Amount</text:p>
                </table:table-cell>
              </table:table-row>
              <table:table-row>
                <table:table-cell table:style-name="Tabla6.B2" table:number-columns-spanned="2" office:value-type="string">
                  <text:p text:style-name="P35"><text:placeholder text:placeholder-type="text">&lt;for each="tax in get_taxes(invoice.taxes)"&gt;</text:placeholder></text:p>
                </table:table-cell>
                <table:covered-table-cell/>
              </table:table-row>
              <table:table-row>
                <table:table-cell table:style-name="Tabla6.A2" office:value-type="string">
                  <text:p text:style-name="P37"><text:placeholder text:placeholder-type="text">&lt;tax.description or ''&gt;</text:placeholder></text:p>
                </table:table-cell>
                <table:table-cell table:style-name="Tabla6.B2" office:value-type="string">
                  <text:p text:style-name="P32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B2" table:number-columns-spanned="2" office:value-type="string">
                  <text:p text:style-name="P4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la6.B2" table:number-columns-spanned="2" office:value-type="string">
                  <text:p text:style-name="P46"><text:span text:style-name="Line_20_numbering"><text:span text:style-name="T13"/></text:span></text:p>
                </table:table-cell>
                <table:covered-table-cell/>
              </table:table-row>
            </table:table>
            <text:p text:style-name="P30"><text:span text:style-name="Line_20_numbering"><text:span text:style-name="T12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8">Subtotal:</text:p>
                </table:table-cell>
                <table:table-cell table:style-name="Table4.B1" office:value-type="string">
                  <text:p text:style-name="P32"><text:placeholder text:placeholder-type="text">&lt;format_currency(get_subtotal(invoice)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8">Taxes:</text:p>
                </table:table-cell>
                <table:table-cell table:style-name="Table4.B2" office:value-type="string">
                  <text:p text:style-name="P32"><text:placeholder text:placeholder-type="text">&lt;format_currency(get_impuestos(invoice)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8">Total:</text:p>
                </table:table-cell>
                <table:table-cell table:style-name="Table4.B3" office:value-type="string">
                  <text:p text:style-name="P32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29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7">Payment Term</text:p>
              <text:p text:style-name="P2"><text:placeholder text:placeholder-type="text">&lt;if test="invoice.payment_term and invoice.payment_term.description"&gt;</text:placeholder></text:p>
              <text:p text:style-name="P2"><text:placeholder text:placeholder-type="text">&lt;for each="description in (invoice.payment_term.description or '').split('\n')"&gt;</text:placeholder></text:p>
              <text:p text:style-name="P2"><text:placeholder text:placeholder-type="text">&lt;description&gt;</text:placeholder></text:p>
              <text:p text:style-name="P2"><text:placeholder text:placeholder-type="text">&lt;/for&gt;</text:placeholder></text:p>
              <text:p text:style-name="P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6">Date</text:p>
            </table:table-cell>
            <table:table-cell table:style-name="Table5.B2" office:value-type="string">
              <text:p text:style-name="P26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1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1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3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1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2"><text:placeholder text:placeholder-type="text">&lt;comment&gt;</text:placeholder></text:p>
      <text:p text:style-name="P1"><text:soft-page-break/><text:placeholder text:placeholder-type="text">&lt;/for&gt;</text:placeholder></text:p>
      <text:p text:style-name="P9"><text:span text:style-name="Line_20_numbering"><text:placeholder text:placeholder-type="text">&lt;if test="invoice.pyafipws_cae"&gt;</text:placeholder></text:span></text:p>
      <text:p text:style-name="P4"><draw:frame draw:style-name="fr2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4"/></text:span></text:p>
      <text:p text:style-name="P4"><text:span text:style-name="Line_20_numbering"><text:span text:style-name="T4">CAE N° <text:s text:c="2"/></text:span></text:span><text:span text:style-name="Line_20_numbering"><text:span text:style-name="T4"><text:placeholder text:placeholder-type="text">&lt;invoice.pyafipws_cae&gt;</text:placeholder></text:span></text:span></text:p>
      <text:p text:style-name="P3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2"><text:span text:style-name="Line_20_numbering"><text:span text:style-name="T4"><text:s/></text:span></text:span><text:span text:style-name="Line_20_numbering"><text:span text:style-name="T4"><text:placeholder text:placeholder-type="text">&lt;invoice.pyafipws_barcode&gt;</text:placeholder></text:span></text:span></text:p>
      <text:p text:style-name="P9"><text:span text:style-name="Line_20_numbering"><text:span text:style-name="T4"><text:placeholder text:placeholder-type="text">&lt;/if&gt;</text:placeholder></text:span></text:span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05" meta:word-count="260" meta:character-count="3633" meta:non-whitespace-character-count="3473"/>
    <meta:user-defined meta:name="Info 1"/>
    <meta:user-defined meta:name="Info 2"/>
    <meta:user-defined meta:name="Info 3"/>
    <meta:user-defined meta:name="Info 4"/>
  </office:meta>
</office:document-meta>
</file>